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9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4" style:family="table-cell" style:parent-style-name="Default" style:data-style-name="N3">
      <style:table-cell-properties fo:border="thin solid #000000" style:vertical-align="automatic" fo:background-color="#D8D8D8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0)),ISBLANK(B10)))" style:apply-style-name="cf1" style:base-cell-address="Data_Sheet.B10"/>
      <style:map style:condition="is-true-formula(msoxl:AND(NOT(ISBLANK($A10)),ISBLANK(B10)))" style:apply-style-name="cf1" style:base-cell-address="Data_Sheet.B10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9)),ISBLANK(C9)))" style:apply-style-name="cf1" style:base-cell-address="Data_Sheet.C9"/>
      <style:map style:condition="is-true-formula(msoxl:AND(NOT(ISBLANK(A9)),ISBLANK(C9)))" style:apply-style-name="cf1" style:base-cell-address="Data_Sheet.C9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0)),ISBLANK(C10)))" style:apply-style-name="cf1" style:base-cell-address="Data_Sheet.C10"/>
      <style:map style:condition="is-true-formula(msoxl:AND(NOT(ISBLANK(A10)),ISBLANK(C10)))" style:apply-style-name="cf1" style:base-cell-address="Data_Sheet.C10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2)),ISBLANK(B12)))" style:apply-style-name="cf1" style:base-cell-address="Data_Sheet.B12"/>
      <style:map style:condition="is-true-formula(msoxl:AND(NOT(ISBLANK($A12)),ISBLANK(B12)))" style:apply-style-name="cf1" style:base-cell-address="Data_Sheet.B12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1)),ISBLANK(B11)))" style:apply-style-name="cf1" style:base-cell-address="Data_Sheet.B11"/>
      <style:map style:condition="is-true-formula(msoxl:AND(NOT(ISBLANK($A11)),ISBLANK(B11)))" style:apply-style-name="cf1" style:base-cell-address="Data_Sheet.B11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1)),ISBLANK(C11)))" style:apply-style-name="cf1" style:base-cell-address="Data_Sheet.C11"/>
      <style:map style:condition="is-true-formula(msoxl:AND(NOT(ISBLANK(A11)),ISBLANK(C11)))" style:apply-style-name="cf1" style:base-cell-address="Data_Sheet.C11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2)),ISBLANK(C12)))" style:apply-style-name="cf1" style:base-cell-address="Data_Sheet.C12"/>
      <style:map style:condition="is-true-formula(msoxl:AND(NOT(ISBLANK(A12)),ISBLANK(C12)))" style:apply-style-name="cf1" style:base-cell-address="Data_Sheet.C12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</style:style>
    <style:style style:name="ce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2)),ISBLANK(D12)))" style:apply-style-name="cf1" style:base-cell-address="Data_Sheet.D12"/>
      <style:map style:condition="is-true-formula(msoxl:AND(NOT(ISBLANK(E12)),ISBLANK(D12)))" style:apply-style-name="cf1" style:base-cell-address="Data_Sheet.D12"/>
      <style:map style:condition="is-true-formula(msoxl:AND(NOT(ISBLANK(E12)),ISBLANK(D12)))" style:apply-style-name="cf1" style:base-cell-address="Data_Sheet.D12"/>
      <style:map style:condition="is-true-formula(msoxl:AND(NOT(ISBLANK(E12)),ISBLANK(D12)))" style:apply-style-name="cf1" style:base-cell-address="Data_Sheet.D12"/>
    </style:style>
    <style:style style:name="ce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3)),ISBLANK(D13)))" style:apply-style-name="cf1" style:base-cell-address="Data_Sheet.D13"/>
      <style:map style:condition="is-true-formula(msoxl:AND(NOT(ISBLANK(E13)),ISBLANK(D13)))" style:apply-style-name="cf1" style:base-cell-address="Data_Sheet.D13"/>
      <style:map style:condition="is-true-formula(msoxl:AND(NOT(ISBLANK(E13)),ISBLANK(D13)))" style:apply-style-name="cf1" style:base-cell-address="Data_Sheet.D13"/>
      <style:map style:condition="is-true-formula(msoxl:AND(NOT(ISBLANK(E13)),ISBLANK(D13)))" style:apply-style-name="cf1" style:base-cell-address="Data_Sheet.D13"/>
      <style:map style:condition="is-true-formula(msoxl:AND(NOT(ISBLANK(E13)),ISBLANK(D13)))" style:apply-style-name="cf1" style:base-cell-address="Data_Sheet.D13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</style:style>
    <style:style style:name="ce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7)),ISBLANK(E7)))" style:apply-style-name="cf1" style:base-cell-address="Data_Sheet.E7"/>
    </style:style>
    <style:style style:name="ce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F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</style:style>
    <style:style style:name="ce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2)),ISBLANK(E12)))" style:apply-style-name="cf1" style:base-cell-address="Data_Sheet.E12"/>
      <style:map style:condition="is-true-formula(msoxl:AND(NOT(ISBLANK(D12)),ISBLANK(E12)))" style:apply-style-name="cf1" style:base-cell-address="Data_Sheet.E12"/>
      <style:map style:condition="is-true-formula(msoxl:AND(NOT(ISBLANK(D12)),ISBLANK(E12)))" style:apply-style-name="cf1" style:base-cell-address="Data_Sheet.E12"/>
      <style:map style:condition="is-true-formula(msoxl:AND(NOT(ISBLANK(D12)),ISBLANK(E12)))" style:apply-style-name="cf1" style:base-cell-address="Data_Sheet.E12"/>
      <style:map style:condition="is-true-formula(msoxl:AND(NOT(ISBLANK(D12)),ISBLANK(E12)))" style:apply-style-name="cf1" style:base-cell-address="Data_Sheet.E12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3)),ISBLANK(E13)))" style:apply-style-name="cf1" style:base-cell-address="Data_Sheet.E13"/>
      <style:map style:condition="is-true-formula(msoxl:AND(NOT(ISBLANK(D13)),ISBLANK(E13)))" style:apply-style-name="cf1" style:base-cell-address="Data_Sheet.E13"/>
      <style:map style:condition="is-true-formula(msoxl:AND(NOT(ISBLANK(D13)),ISBLANK(E13)))" style:apply-style-name="cf1" style:base-cell-address="Data_Sheet.E13"/>
      <style:map style:condition="is-true-formula(msoxl:AND(NOT(ISBLANK(D13)),ISBLANK(E13)))" style:apply-style-name="cf1" style:base-cell-address="Data_Sheet.E13"/>
      <style:map style:condition="is-true-formula(msoxl:AND(NOT(ISBLANK(D13)),ISBLANK(E13)))" style:apply-style-name="cf1" style:base-cell-address="Data_Sheet.E13"/>
      <style:map style:condition="is-true-formula(msoxl:AND(NOT(ISBLANK(D13)),ISBLANK(E13)))" style:apply-style-name="cf1" style:base-cell-address="Data_Sheet.E13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2)),ISBLANK(F12)))" style:apply-style-name="cf1" style:base-cell-address="Data_Sheet.F12"/>
      <style:map style:condition="is-true-formula(msoxl:AND(NOT(ISBLANK(G12)),ISBLANK(F12)))" style:apply-style-name="cf1" style:base-cell-address="Data_Sheet.F12"/>
      <style:map style:condition="is-true-formula(msoxl:AND(NOT(ISBLANK(G12)),ISBLANK(F12)))" style:apply-style-name="cf1" style:base-cell-address="Data_Sheet.F12"/>
      <style:map style:condition="is-true-formula(msoxl:AND(NOT(ISBLANK(G12)),ISBLANK(F12)))" style:apply-style-name="cf1" style:base-cell-address="Data_Sheet.F12"/>
      <style:map style:condition="is-true-formula(msoxl:AND(NOT(ISBLANK(G12)),ISBLANK(F12)))" style:apply-style-name="cf1" style:base-cell-address="Data_Sheet.F12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3)),ISBLANK(F13)))" style:apply-style-name="cf1" style:base-cell-address="Data_Sheet.F13"/>
      <style:map style:condition="is-true-formula(msoxl:AND(NOT(ISBLANK(G13)),ISBLANK(F13)))" style:apply-style-name="cf1" style:base-cell-address="Data_Sheet.F13"/>
      <style:map style:condition="is-true-formula(msoxl:AND(NOT(ISBLANK(G13)),ISBLANK(F13)))" style:apply-style-name="cf1" style:base-cell-address="Data_Sheet.F13"/>
      <style:map style:condition="is-true-formula(msoxl:AND(NOT(ISBLANK(G13)),ISBLANK(F13)))" style:apply-style-name="cf1" style:base-cell-address="Data_Sheet.F13"/>
      <style:map style:condition="is-true-formula(msoxl:AND(NOT(ISBLANK(G13)),ISBLANK(F13)))" style:apply-style-name="cf1" style:base-cell-address="Data_Sheet.F13"/>
      <style:map style:condition="is-true-formula(msoxl:AND(NOT(ISBLANK(G13)),ISBLANK(F13)))" style:apply-style-name="cf1" style:base-cell-address="Data_Sheet.F13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H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</style:style>
    <style:style style:name="ce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3)),ISBLANK(G13)))" style:apply-style-name="cf1" style:base-cell-address="Data_Sheet.G13"/>
      <style:map style:condition="is-true-formula(msoxl:AND(NOT(ISBLANK(F13)),ISBLANK(G13)))" style:apply-style-name="cf1" style:base-cell-address="Data_Sheet.G13"/>
      <style:map style:condition="is-true-formula(msoxl:AND(NOT(ISBLANK(F13)),ISBLANK(G13)))" style:apply-style-name="cf1" style:base-cell-address="Data_Sheet.G13"/>
      <style:map style:condition="is-true-formula(msoxl:AND(NOT(ISBLANK(F13)),ISBLANK(G13)))" style:apply-style-name="cf1" style:base-cell-address="Data_Sheet.G13"/>
      <style:map style:condition="is-true-formula(msoxl:AND(NOT(ISBLANK(F13)),ISBLANK(G13)))" style:apply-style-name="cf1" style:base-cell-address="Data_Sheet.G13"/>
      <style:map style:condition="is-true-formula(msoxl:AND(NOT(ISBLANK(F13)),ISBLANK(G13)))" style:apply-style-name="cf1" style:base-cell-address="Data_Sheet.G13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2)),ISBLANK(G12)))" style:apply-style-name="cf1" style:base-cell-address="Data_Sheet.G12"/>
      <style:map style:condition="is-true-formula(msoxl:AND(NOT(ISBLANK(F12)),ISBLANK(G12)))" style:apply-style-name="cf1" style:base-cell-address="Data_Sheet.G12"/>
      <style:map style:condition="is-true-formula(msoxl:AND(NOT(ISBLANK(F12)),ISBLANK(G12)))" style:apply-style-name="cf1" style:base-cell-address="Data_Sheet.G12"/>
      <style:map style:condition="is-true-formula(msoxl:AND(NOT(ISBLANK(F12)),ISBLANK(G12)))" style:apply-style-name="cf1" style:base-cell-address="Data_Sheet.G12"/>
      <style:map style:condition="is-true-formula(msoxl:AND(NOT(ISBLANK(F12)),ISBLANK(G12)))" style:apply-style-name="cf1" style:base-cell-address="Data_Sheet.G12"/>
      <style:map style:condition="is-true-formula(msoxl:AND(NOT(ISBLANK(F12)),ISBLANK(G12)))" style:apply-style-name="cf1" style:base-cell-address="Data_Sheet.G12"/>
    </style:style>
    <style:style style:name="ce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</style:style>
    <style:style style:name="ce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2)),ISBLANK(H12)))" style:apply-style-name="cf1" style:base-cell-address="Data_Sheet.H12"/>
      <style:map style:condition="is-true-formula(msoxl:AND(NOT(ISBLANK(I12)),ISBLANK(H12)))" style:apply-style-name="cf1" style:base-cell-address="Data_Sheet.H12"/>
      <style:map style:condition="is-true-formula(msoxl:AND(NOT(ISBLANK(I12)),ISBLANK(H12)))" style:apply-style-name="cf1" style:base-cell-address="Data_Sheet.H12"/>
      <style:map style:condition="is-true-formula(msoxl:AND(NOT(ISBLANK(I12)),ISBLANK(H12)))" style:apply-style-name="cf1" style:base-cell-address="Data_Sheet.H12"/>
      <style:map style:condition="is-true-formula(msoxl:AND(NOT(ISBLANK(I12)),ISBLANK(H12)))" style:apply-style-name="cf1" style:base-cell-address="Data_Sheet.H12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3)),ISBLANK(H13)))" style:apply-style-name="cf1" style:base-cell-address="Data_Sheet.H13"/>
      <style:map style:condition="is-true-formula(msoxl:AND(NOT(ISBLANK(I13)),ISBLANK(H13)))" style:apply-style-name="cf1" style:base-cell-address="Data_Sheet.H13"/>
      <style:map style:condition="is-true-formula(msoxl:AND(NOT(ISBLANK(I13)),ISBLANK(H13)))" style:apply-style-name="cf1" style:base-cell-address="Data_Sheet.H13"/>
      <style:map style:condition="is-true-formula(msoxl:AND(NOT(ISBLANK(I13)),ISBLANK(H13)))" style:apply-style-name="cf1" style:base-cell-address="Data_Sheet.H13"/>
      <style:map style:condition="is-true-formula(msoxl:AND(NOT(ISBLANK(I13)),ISBLANK(H13)))" style:apply-style-name="cf1" style:base-cell-address="Data_Sheet.H13"/>
      <style:map style:condition="is-true-formula(msoxl:AND(NOT(ISBLANK(I13)),ISBLANK(H13)))" style:apply-style-name="cf1" style:base-cell-address="Data_Sheet.H13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</style:style>
    <style:style style:name="ce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J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</style:style>
    <style:style style:name="ce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3)),ISBLANK(I13)))" style:apply-style-name="cf1" style:base-cell-address="Data_Sheet.I13"/>
      <style:map style:condition="is-true-formula(msoxl:AND(NOT(ISBLANK(H13)),ISBLANK(I13)))" style:apply-style-name="cf1" style:base-cell-address="Data_Sheet.I13"/>
      <style:map style:condition="is-true-formula(msoxl:AND(NOT(ISBLANK(H13)),ISBLANK(I13)))" style:apply-style-name="cf1" style:base-cell-address="Data_Sheet.I13"/>
      <style:map style:condition="is-true-formula(msoxl:AND(NOT(ISBLANK(H13)),ISBLANK(I13)))" style:apply-style-name="cf1" style:base-cell-address="Data_Sheet.I13"/>
      <style:map style:condition="is-true-formula(msoxl:AND(NOT(ISBLANK(H13)),ISBLANK(I13)))" style:apply-style-name="cf1" style:base-cell-address="Data_Sheet.I13"/>
      <style:map style:condition="is-true-formula(msoxl:AND(NOT(ISBLANK(H13)),ISBLANK(I13)))" style:apply-style-name="cf1" style:base-cell-address="Data_Sheet.I13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2)),ISBLANK(J12)))" style:apply-style-name="cf1" style:base-cell-address="Data_Sheet.J12"/>
      <style:map style:condition="is-true-formula(msoxl:AND(NOT(ISBLANK(K12)),ISBLANK(J12)))" style:apply-style-name="cf1" style:base-cell-address="Data_Sheet.J12"/>
      <style:map style:condition="is-true-formula(msoxl:AND(NOT(ISBLANK(K12)),ISBLANK(J12)))" style:apply-style-name="cf1" style:base-cell-address="Data_Sheet.J12"/>
      <style:map style:condition="is-true-formula(msoxl:AND(NOT(ISBLANK(K12)),ISBLANK(J12)))" style:apply-style-name="cf1" style:base-cell-address="Data_Sheet.J12"/>
      <style:map style:condition="is-true-formula(msoxl:AND(NOT(ISBLANK(K12)),ISBLANK(J12)))" style:apply-style-name="cf1" style:base-cell-address="Data_Sheet.J12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3)),ISBLANK(J13)))" style:apply-style-name="cf1" style:base-cell-address="Data_Sheet.J13"/>
      <style:map style:condition="is-true-formula(msoxl:AND(NOT(ISBLANK(K13)),ISBLANK(J13)))" style:apply-style-name="cf1" style:base-cell-address="Data_Sheet.J13"/>
      <style:map style:condition="is-true-formula(msoxl:AND(NOT(ISBLANK(K13)),ISBLANK(J13)))" style:apply-style-name="cf1" style:base-cell-address="Data_Sheet.J13"/>
      <style:map style:condition="is-true-formula(msoxl:AND(NOT(ISBLANK(K13)),ISBLANK(J13)))" style:apply-style-name="cf1" style:base-cell-address="Data_Sheet.J13"/>
      <style:map style:condition="is-true-formula(msoxl:AND(NOT(ISBLANK(K13)),ISBLANK(J13)))" style:apply-style-name="cf1" style:base-cell-address="Data_Sheet.J13"/>
      <style:map style:condition="is-true-formula(msoxl:AND(NOT(ISBLANK(K13)),ISBLANK(J13)))" style:apply-style-name="cf1" style:base-cell-address="Data_Sheet.J13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1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D4)),ISBLANK(E4)))" style:apply-style-name="cf1" style:base-cell-address="Data_Sheet.E4"/>
    </style:style>
    <style:style style:name="ce1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1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1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E4)),ISBLANK(D4)))" style:apply-style-name="cf1" style:base-cell-address="Data_Sheet.D4"/>
    </style:style>
    <style:style style:name="ce1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3)),ISBLANK(K13)))" style:apply-style-name="cf1" style:base-cell-address="Data_Sheet.K13"/>
      <style:map style:condition="is-true-formula(msoxl:AND(NOT(ISBLANK(J13)),ISBLANK(K13)))" style:apply-style-name="cf1" style:base-cell-address="Data_Sheet.K13"/>
      <style:map style:condition="is-true-formula(msoxl:AND(NOT(ISBLANK(J13)),ISBLANK(K13)))" style:apply-style-name="cf1" style:base-cell-address="Data_Sheet.K13"/>
      <style:map style:condition="is-true-formula(msoxl:AND(NOT(ISBLANK(J13)),ISBLANK(K13)))" style:apply-style-name="cf1" style:base-cell-address="Data_Sheet.K13"/>
      <style:map style:condition="is-true-formula(msoxl:AND(NOT(ISBLANK(J13)),ISBLANK(K13)))" style:apply-style-name="cf1" style:base-cell-address="Data_Sheet.K13"/>
      <style:map style:condition="is-true-formula(msoxl:AND(NOT(ISBLANK(J13)),ISBLANK(K13)))" style:apply-style-name="cf1" style:base-cell-address="Data_Sheet.K13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2)),ISBLANK(L12)))" style:apply-style-name="cf1" style:base-cell-address="Data_Sheet.L12"/>
      <style:map style:condition="is-true-formula(msoxl:AND(NOT(ISBLANK(M12)),ISBLANK(L12)))" style:apply-style-name="cf1" style:base-cell-address="Data_Sheet.L12"/>
      <style:map style:condition="is-true-formula(msoxl:AND(NOT(ISBLANK(M12)),ISBLANK(L12)))" style:apply-style-name="cf1" style:base-cell-address="Data_Sheet.L12"/>
      <style:map style:condition="is-true-formula(msoxl:AND(NOT(ISBLANK(M12)),ISBLANK(L12)))" style:apply-style-name="cf1" style:base-cell-address="Data_Sheet.L12"/>
      <style:map style:condition="is-true-formula(msoxl:AND(NOT(ISBLANK(M12)),ISBLANK(L12)))" style:apply-style-name="cf1" style:base-cell-address="Data_Sheet.L12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3)),ISBLANK(L13)))" style:apply-style-name="cf1" style:base-cell-address="Data_Sheet.L13"/>
      <style:map style:condition="is-true-formula(msoxl:AND(NOT(ISBLANK(M13)),ISBLANK(L13)))" style:apply-style-name="cf1" style:base-cell-address="Data_Sheet.L13"/>
      <style:map style:condition="is-true-formula(msoxl:AND(NOT(ISBLANK(M13)),ISBLANK(L13)))" style:apply-style-name="cf1" style:base-cell-address="Data_Sheet.L13"/>
      <style:map style:condition="is-true-formula(msoxl:AND(NOT(ISBLANK(M13)),ISBLANK(L13)))" style:apply-style-name="cf1" style:base-cell-address="Data_Sheet.L13"/>
      <style:map style:condition="is-true-formula(msoxl:AND(NOT(ISBLANK(M13)),ISBLANK(L13)))" style:apply-style-name="cf1" style:base-cell-address="Data_Sheet.L13"/>
      <style:map style:condition="is-true-formula(msoxl:AND(NOT(ISBLANK(M13)),ISBLANK(L13)))" style:apply-style-name="cf1" style:base-cell-address="Data_Sheet.L13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L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1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3)),ISBLANK(M13)))" style:apply-style-name="cf1" style:base-cell-address="Data_Sheet.M13"/>
      <style:map style:condition="is-true-formula(msoxl:AND(NOT(ISBLANK(L13)),ISBLANK(M13)))" style:apply-style-name="cf1" style:base-cell-address="Data_Sheet.M13"/>
      <style:map style:condition="is-true-formula(msoxl:AND(NOT(ISBLANK(L13)),ISBLANK(M13)))" style:apply-style-name="cf1" style:base-cell-address="Data_Sheet.M13"/>
      <style:map style:condition="is-true-formula(msoxl:AND(NOT(ISBLANK(L13)),ISBLANK(M13)))" style:apply-style-name="cf1" style:base-cell-address="Data_Sheet.M13"/>
      <style:map style:condition="is-true-formula(msoxl:AND(NOT(ISBLANK(L13)),ISBLANK(M13)))" style:apply-style-name="cf1" style:base-cell-address="Data_Sheet.M13"/>
      <style:map style:condition="is-true-formula(msoxl:AND(NOT(ISBLANK(L13)),ISBLANK(M13)))" style:apply-style-name="cf1" style:base-cell-address="Data_Sheet.M13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2)),ISBLANK(N12)))" style:apply-style-name="cf1" style:base-cell-address="Data_Sheet.N12"/>
      <style:map style:condition="is-true-formula(msoxl:AND(NOT(ISBLANK(O12)),ISBLANK(N12)))" style:apply-style-name="cf1" style:base-cell-address="Data_Sheet.N12"/>
      <style:map style:condition="is-true-formula(msoxl:AND(NOT(ISBLANK(O12)),ISBLANK(N12)))" style:apply-style-name="cf1" style:base-cell-address="Data_Sheet.N12"/>
      <style:map style:condition="is-true-formula(msoxl:AND(NOT(ISBLANK(O12)),ISBLANK(N12)))" style:apply-style-name="cf1" style:base-cell-address="Data_Sheet.N12"/>
      <style:map style:condition="is-true-formula(msoxl:AND(NOT(ISBLANK(O12)),ISBLANK(N12)))" style:apply-style-name="cf1" style:base-cell-address="Data_Sheet.N12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</style:style>
    <style:style style:name="ce1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3)),ISBLANK(N13)))" style:apply-style-name="cf1" style:base-cell-address="Data_Sheet.N13"/>
      <style:map style:condition="is-true-formula(msoxl:AND(NOT(ISBLANK(O13)),ISBLANK(N13)))" style:apply-style-name="cf1" style:base-cell-address="Data_Sheet.N13"/>
      <style:map style:condition="is-true-formula(msoxl:AND(NOT(ISBLANK(O13)),ISBLANK(N13)))" style:apply-style-name="cf1" style:base-cell-address="Data_Sheet.N13"/>
      <style:map style:condition="is-true-formula(msoxl:AND(NOT(ISBLANK(O13)),ISBLANK(N13)))" style:apply-style-name="cf1" style:base-cell-address="Data_Sheet.N13"/>
      <style:map style:condition="is-true-formula(msoxl:AND(NOT(ISBLANK(O13)),ISBLANK(N13)))" style:apply-style-name="cf1" style:base-cell-address="Data_Sheet.N13"/>
      <style:map style:condition="is-true-formula(msoxl:AND(NOT(ISBLANK(O13)),ISBLANK(N13)))" style:apply-style-name="cf1" style:base-cell-address="Data_Sheet.N13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N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1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</style:style>
    <style:style style:name="ce1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1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1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1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1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1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13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13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14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</style:style>
    <style:style style:name="ce1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</style:style>
    <style:style style:name="ce14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12)),ISBLANK(Q12)))" style:apply-style-name="cf1" style:base-cell-address="Data_Sheet.Q12"/>
      <style:map style:condition="is-true-formula(msoxl:AND(NOT(ISBLANK(P12)),ISBLANK(Q12)))" style:apply-style-name="cf1" style:base-cell-address="Data_Sheet.Q12"/>
      <style:map style:condition="is-true-formula(msoxl:AND(NOT(ISBLANK(P12)),ISBLANK(Q12)))" style:apply-style-name="cf1" style:base-cell-address="Data_Sheet.Q12"/>
    </style:style>
    <style:style style:name="ce14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3)),ISBLANK(O13)))" style:apply-style-name="cf1" style:base-cell-address="Data_Sheet.O13"/>
      <style:map style:condition="is-true-formula(msoxl:AND(NOT(ISBLANK(N13)),ISBLANK(O13)))" style:apply-style-name="cf1" style:base-cell-address="Data_Sheet.O13"/>
      <style:map style:condition="is-true-formula(msoxl:AND(NOT(ISBLANK(N13)),ISBLANK(O13)))" style:apply-style-name="cf1" style:base-cell-address="Data_Sheet.O13"/>
      <style:map style:condition="is-true-formula(msoxl:AND(NOT(ISBLANK(N13)),ISBLANK(O13)))" style:apply-style-name="cf1" style:base-cell-address="Data_Sheet.O13"/>
      <style:map style:condition="is-true-formula(msoxl:AND(NOT(ISBLANK(N13)),ISBLANK(O13)))" style:apply-style-name="cf1" style:base-cell-address="Data_Sheet.O13"/>
      <style:map style:condition="is-true-formula(msoxl:AND(NOT(ISBLANK(N13)),ISBLANK(O13)))" style:apply-style-name="cf1" style:base-cell-address="Data_Sheet.O13"/>
    </style:style>
    <style:style style:name="ce14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11)),ISBLANK(Q11)))" style:apply-style-name="cf1" style:base-cell-address="Data_Sheet.Q11"/>
      <style:map style:condition="is-true-formula(msoxl:AND(NOT(ISBLANK(P11)),ISBLANK(Q11)))" style:apply-style-name="cf1" style:base-cell-address="Data_Sheet.Q11"/>
      <style:map style:condition="is-true-formula(msoxl:AND(NOT(ISBLANK(P11)),ISBLANK(Q11)))" style:apply-style-name="cf1" style:base-cell-address="Data_Sheet.Q11"/>
    </style:style>
    <style:style style:name="ce1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7)),ISBLANK(O7)))" style:apply-style-name="cf1" style:base-cell-address="Data_Sheet.O7"/>
    </style:style>
    <style:style style:name="ce1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15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15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1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7)),ISBLANK(R7)))" style:apply-style-name="cf1" style:base-cell-address="Data_Sheet.R7"/>
      <style:map style:condition="is-true-formula(msoxl:AND(NOT(ISBLANK(S8)),ISBLANK(R8)))" style:apply-style-name="cf1" style:base-cell-address="Data_Sheet.R8"/>
    </style:style>
    <style:style style:name="ce1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</style:style>
    <style:style style:name="ce1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1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P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1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</style:style>
    <style:style style:name="ce16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10)),ISBLANK(Q10)))" style:apply-style-name="cf1" style:base-cell-address="Data_Sheet.Q10"/>
      <style:map style:condition="is-true-formula(msoxl:AND(NOT(ISBLANK(P10)),ISBLANK(Q10)))" style:apply-style-name="cf1" style:base-cell-address="Data_Sheet.Q10"/>
      <style:map style:condition="is-true-formula(msoxl:AND(NOT(ISBLANK(P10)),ISBLANK(Q10)))" style:apply-style-name="cf1" style:base-cell-address="Data_Sheet.Q10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</style:style>
    <style:style style:name="ce1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1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1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1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1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1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1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</style:style>
    <style:style style:name="ce1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3)),ISBLANK(R13)))" style:apply-style-name="cf1" style:base-cell-address="Data_Sheet.R13"/>
      <style:map style:condition="is-true-formula(msoxl:AND(NOT(ISBLANK(S13)),ISBLANK(R13)))" style:apply-style-name="cf1" style:base-cell-address="Data_Sheet.R13"/>
      <style:map style:condition="is-true-formula(msoxl:AND(NOT(ISBLANK(S13)),ISBLANK(R13)))" style:apply-style-name="cf1" style:base-cell-address="Data_Sheet.R13"/>
      <style:map style:condition="is-true-formula(msoxl:AND(NOT(ISBLANK(S13)),ISBLANK(R13)))" style:apply-style-name="cf1" style:base-cell-address="Data_Sheet.R13"/>
      <style:map style:condition="is-true-formula(msoxl:AND(NOT(ISBLANK(S13)),ISBLANK(R13)))" style:apply-style-name="cf1" style:base-cell-address="Data_Sheet.R13"/>
    </style:style>
    <style:style style:name="ce1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2)),ISBLANK(R12)))" style:apply-style-name="cf1" style:base-cell-address="Data_Sheet.R12"/>
      <style:map style:condition="is-true-formula(msoxl:AND(NOT(ISBLANK(S12)),ISBLANK(R12)))" style:apply-style-name="cf1" style:base-cell-address="Data_Sheet.R12"/>
      <style:map style:condition="is-true-formula(msoxl:AND(NOT(ISBLANK(S12)),ISBLANK(R12)))" style:apply-style-name="cf1" style:base-cell-address="Data_Sheet.R12"/>
      <style:map style:condition="is-true-formula(msoxl:AND(NOT(ISBLANK(S12)),ISBLANK(R12)))" style:apply-style-name="cf1" style:base-cell-address="Data_Sheet.R12"/>
    </style:style>
    <style:style style:name="ce1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</style:style>
    <style:style style:name="ce1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2)),ISBLANK(S12)))" style:apply-style-name="cf1" style:base-cell-address="Data_Sheet.S12"/>
      <style:map style:condition="is-true-formula(msoxl:AND(NOT(ISBLANK(R12)),ISBLANK(S12)))" style:apply-style-name="cf1" style:base-cell-address="Data_Sheet.S12"/>
      <style:map style:condition="is-true-formula(msoxl:AND(NOT(ISBLANK(R12)),ISBLANK(S12)))" style:apply-style-name="cf1" style:base-cell-address="Data_Sheet.S12"/>
      <style:map style:condition="is-true-formula(msoxl:AND(NOT(ISBLANK(R12)),ISBLANK(S12)))" style:apply-style-name="cf1" style:base-cell-address="Data_Sheet.S12"/>
      <style:map style:condition="is-true-formula(msoxl:AND(NOT(ISBLANK(R12)),ISBLANK(S12)))" style:apply-style-name="cf1" style:base-cell-address="Data_Sheet.S12"/>
      <style:map style:condition="is-true-formula(msoxl:AND(NOT(ISBLANK(R12)),ISBLANK(S12)))" style:apply-style-name="cf1" style:base-cell-address="Data_Sheet.S12"/>
    </style:style>
    <style:style style:name="ce1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3)),ISBLANK(S13)))" style:apply-style-name="cf1" style:base-cell-address="Data_Sheet.S13"/>
      <style:map style:condition="is-true-formula(msoxl:AND(NOT(ISBLANK(R13)),ISBLANK(S13)))" style:apply-style-name="cf1" style:base-cell-address="Data_Sheet.S13"/>
      <style:map style:condition="is-true-formula(msoxl:AND(NOT(ISBLANK(R13)),ISBLANK(S13)))" style:apply-style-name="cf1" style:base-cell-address="Data_Sheet.S13"/>
      <style:map style:condition="is-true-formula(msoxl:AND(NOT(ISBLANK(R13)),ISBLANK(S13)))" style:apply-style-name="cf1" style:base-cell-address="Data_Sheet.S13"/>
      <style:map style:condition="is-true-formula(msoxl:AND(NOT(ISBLANK(R13)),ISBLANK(S13)))" style:apply-style-name="cf1" style:base-cell-address="Data_Sheet.S13"/>
    </style:style>
    <style:style style:name="ce1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1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1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1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1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  <style:style style:name="ce1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1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1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1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19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19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19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19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19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19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19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20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</style:style>
    <style:style style:name="ce20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</style:style>
    <style:style style:name="ce20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  <style:style style:name="ce20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  <style:style style:name="ce20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</style:style>
    <style:style style:name="ce2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2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2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2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2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2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2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2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2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2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2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2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2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2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7)),ISBLANK(T7)))" style:apply-style-name="cf1" style:base-cell-address="Data_Sheet.T7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2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22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10)),ISBLANK(AC10)))" style:apply-style-name="cf1" style:base-cell-address="Data_Sheet.AC10"/>
      <style:map style:condition="is-true-formula(msoxl:AND(NOT(ISBLANK(AB10)),ISBLANK(AC10)))" style:apply-style-name="cf1" style:base-cell-address="Data_Sheet.AC10"/>
      <style:map style:condition="is-true-formula(msoxl:AND(NOT(ISBLANK(AB10)),ISBLANK(AC10)))" style:apply-style-name="cf1" style:base-cell-address="Data_Sheet.AC10"/>
    </style:style>
    <style:style style:name="ce22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10)),ISBLANK(AA10)))" style:apply-style-name="cf1" style:base-cell-address="Data_Sheet.AA10"/>
      <style:map style:condition="is-true-formula(msoxl:AND(NOT(ISBLANK(Z10)),ISBLANK(AA10)))" style:apply-style-name="cf1" style:base-cell-address="Data_Sheet.AA10"/>
      <style:map style:condition="is-true-formula(msoxl:AND(NOT(ISBLANK(Z10)),ISBLANK(AA10)))" style:apply-style-name="cf1" style:base-cell-address="Data_Sheet.AA10"/>
    </style:style>
    <style:style style:name="ce22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11)),ISBLANK(AC11)))" style:apply-style-name="cf1" style:base-cell-address="Data_Sheet.AC11"/>
      <style:map style:condition="is-true-formula(msoxl:AND(NOT(ISBLANK(AB11)),ISBLANK(AC11)))" style:apply-style-name="cf1" style:base-cell-address="Data_Sheet.AC11"/>
      <style:map style:condition="is-true-formula(msoxl:AND(NOT(ISBLANK(AB11)),ISBLANK(AC11)))" style:apply-style-name="cf1" style:base-cell-address="Data_Sheet.AC11"/>
    </style:style>
    <style:style style:name="ce22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11)),ISBLANK(AA11)))" style:apply-style-name="cf1" style:base-cell-address="Data_Sheet.AA11"/>
      <style:map style:condition="is-true-formula(msoxl:AND(NOT(ISBLANK(Z11)),ISBLANK(AA11)))" style:apply-style-name="cf1" style:base-cell-address="Data_Sheet.AA11"/>
      <style:map style:condition="is-true-formula(msoxl:AND(NOT(ISBLANK(Z11)),ISBLANK(AA11)))" style:apply-style-name="cf1" style:base-cell-address="Data_Sheet.AA11"/>
    </style:style>
    <style:style style:name="ce22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12)),ISBLANK(AC12)))" style:apply-style-name="cf1" style:base-cell-address="Data_Sheet.AC12"/>
      <style:map style:condition="is-true-formula(msoxl:AND(NOT(ISBLANK(AB12)),ISBLANK(AC12)))" style:apply-style-name="cf1" style:base-cell-address="Data_Sheet.AC12"/>
      <style:map style:condition="is-true-formula(msoxl:AND(NOT(ISBLANK(AB12)),ISBLANK(AC12)))" style:apply-style-name="cf1" style:base-cell-address="Data_Sheet.AC12"/>
    </style:style>
    <style:style style:name="ce22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12)),ISBLANK(AA12)))" style:apply-style-name="cf1" style:base-cell-address="Data_Sheet.AA12"/>
      <style:map style:condition="is-true-formula(msoxl:AND(NOT(ISBLANK(Z12)),ISBLANK(AA12)))" style:apply-style-name="cf1" style:base-cell-address="Data_Sheet.AA12"/>
      <style:map style:condition="is-true-formula(msoxl:AND(NOT(ISBLANK(Z12)),ISBLANK(AA12)))" style:apply-style-name="cf1" style:base-cell-address="Data_Sheet.AA12"/>
    </style:style>
    <style:style style:name="ce2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2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</style:style>
    <style:style style:name="ce2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</style:style>
    <style:style style:name="ce2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</style:style>
    <style:style style:name="ce2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2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2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</style:style>
    <style:style style:name="ce2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2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</style:style>
    <style:style style:name="ce2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2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</style:style>
    <style:style style:name="ce2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2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</style:style>
    <style:style style:name="ce2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2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2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</style:style>
    <style:style style:name="ce2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2)),ISBLANK(T12)))" style:apply-style-name="cf1" style:base-cell-address="Data_Sheet.T12"/>
      <style:map style:condition="is-true-formula(msoxl:AND(NOT(ISBLANK(U12)),ISBLANK(T12)))" style:apply-style-name="cf1" style:base-cell-address="Data_Sheet.T12"/>
      <style:map style:condition="is-true-formula(msoxl:AND(NOT(ISBLANK(U12)),ISBLANK(T12)))" style:apply-style-name="cf1" style:base-cell-address="Data_Sheet.T12"/>
      <style:map style:condition="is-true-formula(msoxl:AND(NOT(ISBLANK(U12)),ISBLANK(T12)))" style:apply-style-name="cf1" style:base-cell-address="Data_Sheet.T12"/>
    </style:style>
    <style:style style:name="ce2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</style:style>
    <style:style style:name="ce2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3)),ISBLANK(T13)))" style:apply-style-name="cf1" style:base-cell-address="Data_Sheet.T13"/>
      <style:map style:condition="is-true-formula(msoxl:AND(NOT(ISBLANK(U13)),ISBLANK(T13)))" style:apply-style-name="cf1" style:base-cell-address="Data_Sheet.T13"/>
      <style:map style:condition="is-true-formula(msoxl:AND(NOT(ISBLANK(U13)),ISBLANK(T13)))" style:apply-style-name="cf1" style:base-cell-address="Data_Sheet.T13"/>
      <style:map style:condition="is-true-formula(msoxl:AND(NOT(ISBLANK(U13)),ISBLANK(T13)))" style:apply-style-name="cf1" style:base-cell-address="Data_Sheet.T13"/>
      <style:map style:condition="is-true-formula(msoxl:AND(NOT(ISBLANK(U13)),ISBLANK(T13)))" style:apply-style-name="cf1" style:base-cell-address="Data_Sheet.T13"/>
    </style:style>
    <style:style style:name="ce2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3)),ISBLANK(U13)))" style:apply-style-name="cf1" style:base-cell-address="Data_Sheet.U13"/>
      <style:map style:condition="is-true-formula(msoxl:AND(NOT(ISBLANK(T13)),ISBLANK(U13)))" style:apply-style-name="cf1" style:base-cell-address="Data_Sheet.U13"/>
      <style:map style:condition="is-true-formula(msoxl:AND(NOT(ISBLANK(T13)),ISBLANK(U13)))" style:apply-style-name="cf1" style:base-cell-address="Data_Sheet.U13"/>
      <style:map style:condition="is-true-formula(msoxl:AND(NOT(ISBLANK(T13)),ISBLANK(U13)))" style:apply-style-name="cf1" style:base-cell-address="Data_Sheet.U13"/>
      <style:map style:condition="is-true-formula(msoxl:AND(NOT(ISBLANK(T13)),ISBLANK(U13)))" style:apply-style-name="cf1" style:base-cell-address="Data_Sheet.U13"/>
    </style:style>
    <style:style style:name="ce2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2)),ISBLANK(U12)))" style:apply-style-name="cf1" style:base-cell-address="Data_Sheet.U12"/>
      <style:map style:condition="is-true-formula(msoxl:AND(NOT(ISBLANK(T12)),ISBLANK(U12)))" style:apply-style-name="cf1" style:base-cell-address="Data_Sheet.U12"/>
      <style:map style:condition="is-true-formula(msoxl:AND(NOT(ISBLANK(T12)),ISBLANK(U12)))" style:apply-style-name="cf1" style:base-cell-address="Data_Sheet.U12"/>
      <style:map style:condition="is-true-formula(msoxl:AND(NOT(ISBLANK(T12)),ISBLANK(U12)))" style:apply-style-name="cf1" style:base-cell-address="Data_Sheet.U12"/>
      <style:map style:condition="is-true-formula(msoxl:AND(NOT(ISBLANK(T12)),ISBLANK(U12)))" style:apply-style-name="cf1" style:base-cell-address="Data_Sheet.U12"/>
      <style:map style:condition="is-true-formula(msoxl:AND(NOT(ISBLANK(T12)),ISBLANK(U12)))" style:apply-style-name="cf1" style:base-cell-address="Data_Sheet.U12"/>
    </style:style>
    <style:style style:name="ce2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</style:style>
    <style:style style:name="ce2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</style:style>
    <style:style style:name="ce2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2)),ISBLANK(X12)))" style:apply-style-name="cf1" style:base-cell-address="Data_Sheet.X12"/>
      <style:map style:condition="is-true-formula(msoxl:AND(NOT(ISBLANK(Y12)),ISBLANK(X12)))" style:apply-style-name="cf1" style:base-cell-address="Data_Sheet.X12"/>
      <style:map style:condition="is-true-formula(msoxl:AND(NOT(ISBLANK(Y12)),ISBLANK(X12)))" style:apply-style-name="cf1" style:base-cell-address="Data_Sheet.X12"/>
      <style:map style:condition="is-true-formula(msoxl:AND(NOT(ISBLANK(Y12)),ISBLANK(X12)))" style:apply-style-name="cf1" style:base-cell-address="Data_Sheet.X12"/>
    </style:style>
    <style:style style:name="ce2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2)),ISBLANK(Y12)))" style:apply-style-name="cf1" style:base-cell-address="Data_Sheet.Y12"/>
      <style:map style:condition="is-true-formula(msoxl:AND(NOT(ISBLANK(X12)),ISBLANK(Y12)))" style:apply-style-name="cf1" style:base-cell-address="Data_Sheet.Y12"/>
      <style:map style:condition="is-true-formula(msoxl:AND(NOT(ISBLANK(X12)),ISBLANK(Y12)))" style:apply-style-name="cf1" style:base-cell-address="Data_Sheet.Y12"/>
      <style:map style:condition="is-true-formula(msoxl:AND(NOT(ISBLANK(X12)),ISBLANK(Y12)))" style:apply-style-name="cf1" style:base-cell-address="Data_Sheet.Y12"/>
      <style:map style:condition="is-true-formula(msoxl:AND(NOT(ISBLANK(X12)),ISBLANK(Y12)))" style:apply-style-name="cf1" style:base-cell-address="Data_Sheet.Y12"/>
      <style:map style:condition="is-true-formula(msoxl:AND(NOT(ISBLANK(X12)),ISBLANK(Y12)))" style:apply-style-name="cf1" style:base-cell-address="Data_Sheet.Y12"/>
    </style:style>
    <style:style style:name="ce2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3)),ISBLANK(Y13)))" style:apply-style-name="cf1" style:base-cell-address="Data_Sheet.Y13"/>
      <style:map style:condition="is-true-formula(msoxl:AND(NOT(ISBLANK(X13)),ISBLANK(Y13)))" style:apply-style-name="cf1" style:base-cell-address="Data_Sheet.Y13"/>
      <style:map style:condition="is-true-formula(msoxl:AND(NOT(ISBLANK(X13)),ISBLANK(Y13)))" style:apply-style-name="cf1" style:base-cell-address="Data_Sheet.Y13"/>
      <style:map style:condition="is-true-formula(msoxl:AND(NOT(ISBLANK(X13)),ISBLANK(Y13)))" style:apply-style-name="cf1" style:base-cell-address="Data_Sheet.Y13"/>
      <style:map style:condition="is-true-formula(msoxl:AND(NOT(ISBLANK(X13)),ISBLANK(Y13)))" style:apply-style-name="cf1" style:base-cell-address="Data_Sheet.Y13"/>
    </style:style>
    <style:style style:name="ce2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</style:style>
    <style:style style:name="ce2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3)),ISBLANK(X13)))" style:apply-style-name="cf1" style:base-cell-address="Data_Sheet.X13"/>
      <style:map style:condition="is-true-formula(msoxl:AND(NOT(ISBLANK(Y13)),ISBLANK(X13)))" style:apply-style-name="cf1" style:base-cell-address="Data_Sheet.X13"/>
      <style:map style:condition="is-true-formula(msoxl:AND(NOT(ISBLANK(Y13)),ISBLANK(X13)))" style:apply-style-name="cf1" style:base-cell-address="Data_Sheet.X13"/>
      <style:map style:condition="is-true-formula(msoxl:AND(NOT(ISBLANK(Y13)),ISBLANK(X13)))" style:apply-style-name="cf1" style:base-cell-address="Data_Sheet.X13"/>
      <style:map style:condition="is-true-formula(msoxl:AND(NOT(ISBLANK(Y13)),ISBLANK(X13)))" style:apply-style-name="cf1" style:base-cell-address="Data_Sheet.X13"/>
    </style:style>
    <style:style style:name="ce2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3)),ISBLANK(V13)))" style:apply-style-name="cf1" style:base-cell-address="Data_Sheet.V13"/>
      <style:map style:condition="is-true-formula(msoxl:AND(NOT(ISBLANK(W13)),ISBLANK(V13)))" style:apply-style-name="cf1" style:base-cell-address="Data_Sheet.V13"/>
      <style:map style:condition="is-true-formula(msoxl:AND(NOT(ISBLANK(W13)),ISBLANK(V13)))" style:apply-style-name="cf1" style:base-cell-address="Data_Sheet.V13"/>
      <style:map style:condition="is-true-formula(msoxl:AND(NOT(ISBLANK(W13)),ISBLANK(V13)))" style:apply-style-name="cf1" style:base-cell-address="Data_Sheet.V13"/>
      <style:map style:condition="is-true-formula(msoxl:AND(NOT(ISBLANK(W13)),ISBLANK(V13)))" style:apply-style-name="cf1" style:base-cell-address="Data_Sheet.V13"/>
    </style:style>
    <style:style style:name="ce2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</style:style>
    <style:style style:name="ce2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2)),ISBLANK(V12)))" style:apply-style-name="cf1" style:base-cell-address="Data_Sheet.V12"/>
      <style:map style:condition="is-true-formula(msoxl:AND(NOT(ISBLANK(W12)),ISBLANK(V12)))" style:apply-style-name="cf1" style:base-cell-address="Data_Sheet.V12"/>
      <style:map style:condition="is-true-formula(msoxl:AND(NOT(ISBLANK(W12)),ISBLANK(V12)))" style:apply-style-name="cf1" style:base-cell-address="Data_Sheet.V12"/>
      <style:map style:condition="is-true-formula(msoxl:AND(NOT(ISBLANK(W12)),ISBLANK(V12)))" style:apply-style-name="cf1" style:base-cell-address="Data_Sheet.V12"/>
    </style:style>
    <style:style style:name="ce2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3)),ISBLANK(W13)))" style:apply-style-name="cf1" style:base-cell-address="Data_Sheet.W13"/>
      <style:map style:condition="is-true-formula(msoxl:AND(NOT(ISBLANK(V13)),ISBLANK(W13)))" style:apply-style-name="cf1" style:base-cell-address="Data_Sheet.W13"/>
      <style:map style:condition="is-true-formula(msoxl:AND(NOT(ISBLANK(V13)),ISBLANK(W13)))" style:apply-style-name="cf1" style:base-cell-address="Data_Sheet.W13"/>
      <style:map style:condition="is-true-formula(msoxl:AND(NOT(ISBLANK(V13)),ISBLANK(W13)))" style:apply-style-name="cf1" style:base-cell-address="Data_Sheet.W13"/>
      <style:map style:condition="is-true-formula(msoxl:AND(NOT(ISBLANK(V13)),ISBLANK(W13)))" style:apply-style-name="cf1" style:base-cell-address="Data_Sheet.W13"/>
    </style:style>
    <style:style style:name="ce2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2)),ISBLANK(W12)))" style:apply-style-name="cf1" style:base-cell-address="Data_Sheet.W12"/>
      <style:map style:condition="is-true-formula(msoxl:AND(NOT(ISBLANK(V12)),ISBLANK(W12)))" style:apply-style-name="cf1" style:base-cell-address="Data_Sheet.W12"/>
      <style:map style:condition="is-true-formula(msoxl:AND(NOT(ISBLANK(V12)),ISBLANK(W12)))" style:apply-style-name="cf1" style:base-cell-address="Data_Sheet.W12"/>
      <style:map style:condition="is-true-formula(msoxl:AND(NOT(ISBLANK(V12)),ISBLANK(W12)))" style:apply-style-name="cf1" style:base-cell-address="Data_Sheet.W12"/>
      <style:map style:condition="is-true-formula(msoxl:AND(NOT(ISBLANK(V12)),ISBLANK(W12)))" style:apply-style-name="cf1" style:base-cell-address="Data_Sheet.W12"/>
      <style:map style:condition="is-true-formula(msoxl:AND(NOT(ISBLANK(V12)),ISBLANK(W12)))" style:apply-style-name="cf1" style:base-cell-address="Data_Sheet.W12"/>
    </style:style>
    <style:style style:name="ce2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16">
            <text:p>Organisation name</text:p>
          </table:table-cell>
          <table:table-cell office:value-type="string" table:number-columns-spanned="1" table:number-rows-spanned="3" table:content-validation-name="val3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text:s/></text:p>
          </table:table-cell>
          <table:table-cell office:value-type="string" table:style-name="ce26">
            <text:p>Ministerial Department</text:p>
          </table:table-cell>
          <table:table-cell office:value-type="string" table:style-name="ce29">
            <text:p>Home Office</text:p>
          </table:table-cell>
          <table:table-cell office:value-type="float" office:value="1948" table:style-name="ce35">
            <text:p>1,948</text:p>
          </table:table-cell>
          <table:table-cell office:value-type="float" office:value="1837.29" table:style-name="ce51">
            <text:p>1,837</text:p>
          </table:table-cell>
          <table:table-cell office:value-type="float" office:value="5628" table:style-name="ce52">
            <text:p>5,628</text:p>
          </table:table-cell>
          <table:table-cell office:value-type="float" office:value="5353" table:style-name="ce55">
            <text:p>5,353</text:p>
          </table:table-cell>
          <table:table-cell office:value-type="float" office:value="2758" table:style-name="ce74">
            <text:p>2,758</text:p>
          </table:table-cell>
          <table:table-cell office:value-type="float" office:value="2665.1" table:style-name="ce76">
            <text:p>2,665</text:p>
          </table:table-cell>
          <table:table-cell office:value-type="float" office:value="1196" table:style-name="ce77">
            <text:p>1,196</text:p>
          </table:table-cell>
          <table:table-cell office:value-type="float" office:value="1160.33" table:style-name="ce103">
            <text:p>1,160</text:p>
          </table:table-cell>
          <table:table-cell office:value-type="float" office:value="147" table:style-name="ce105">
            <text:p>147</text:p>
          </table:table-cell>
          <table:table-cell office:value-type="float" office:value="146.15" table:style-name="ce134">
            <text:p>146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11677" table:content-validation-name="val3" table:style-name="ce139">
            <text:p>11,677</text:p>
          </table:table-cell>
          <table:table-cell office:value-type="float" office:value="11161.869999999999" table:content-validation-name="val3" table:style-name="ce138">
            <text:p>11,162</text:p>
          </table:table-cell>
          <table:table-cell office:value-type="float" office:value="588" table:style-name="ce163">
            <text:p>588</text:p>
          </table:table-cell>
          <table:table-cell office:value-type="float" office:value="585.29" table:style-name="ce166">
            <text:p>585</text:p>
          </table:table-cell>
          <table:table-cell office:value-type="float" office:value="0" table:style-name="ce184">
            <text:p>0</text:p>
          </table:table-cell>
          <table:table-cell office:value-type="float" office:value="0" table:style-name="ce185">
            <text:p>0</text:p>
          </table:table-cell>
          <table:table-cell office:value-type="float" office:value="0" table:style-name="ce188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8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588" table:style-name="ce193">
            <text:p>588</text:p>
          </table:table-cell>
          <table:table-cell office:value-type="float" office:value="585.29" table:style-name="ce197">
            <text:p>585</text:p>
          </table:table-cell>
          <table:table-cell office:value-type="float" office:value="12265" table:content-validation-name="val3" table:style-name="ce194">
            <text:p>12,265</text:p>
          </table:table-cell>
          <table:table-cell office:value-type="float" office:value="11747.16" table:content-validation-name="val3" table:style-name="ce195">
            <text:p>11,747</text:p>
          </table:table-cell>
          <table:table-cell office:value-type="currency" office:value="28971000" table:content-validation-name="val2" table:style-name="ce9">
            <text:p>£28,971,000.00</text:p>
          </table:table-cell>
          <table:table-cell office:value-type="currency" office:value="7348000" table:content-validation-name="val2" table:style-name="ce9">
            <text:p>£7,348,000.00</text:p>
          </table:table-cell>
          <table:table-cell office:value-type="currency" office:value="-19000" table:content-validation-name="val2" table:style-name="ce9">
            <text:p>-£19,000.00</text:p>
          </table:table-cell>
          <table:table-cell office:value-type="currency" office:value="200000" table:content-validation-name="val2" table:style-name="ce9">
            <text:p>£200,000.00</text:p>
          </table:table-cell>
          <table:table-cell office:value-type="currency" office:value="6909000" table:content-validation-name="val2" table:style-name="ce9">
            <text:p>£6,909,000.00</text:p>
          </table:table-cell>
          <table:table-cell office:value-type="currency" office:value="3045000" table:content-validation-name="val2" table:style-name="ce9">
            <text:p>£3,045,000.00</text:p>
          </table:table-cell>
          <table:table-cell office:value-type="currency" office:value="46454000" table:style-name="ce10">
            <text:p>£46,454,000.00</text:p>
          </table:table-cell>
          <table:table-cell office:value-type="currency" office:value="1780000" table:content-validation-name="val2" table:style-name="ce11">
            <text:p>£1,780,000.00</text:p>
          </table:table-cell>
          <table:table-cell office:value-type="currency" office:value="1189000" table:content-validation-name="val2" table:style-name="ce11">
            <text:p>£1,189,000.00</text:p>
          </table:table-cell>
          <table:table-cell office:value-type="currency" office:value="2969000" table:style-name="ce10">
            <text:p>£2,969,000.00</text:p>
          </table:table-cell>
          <table:table-cell office:value-type="currency" office:value="49423000" table:style-name="ce12">
            <text:p>£49,423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Identity &amp; Passport Service</text:p>
          </table:table-cell>
          <table:table-cell office:value-type="string" table:style-name="ce26">
            <text:p>Executive Agency</text:p>
          </table:table-cell>
          <table:table-cell office:value-type="string" table:style-name="ce29">
            <text:p>Home Office</text:p>
          </table:table-cell>
          <table:table-cell office:value-type="float" office:value="2162" table:style-name="ce37">
            <text:p>2,162</text:p>
          </table:table-cell>
          <table:table-cell office:value-type="float" office:value="1863.98" table:style-name="ce38">
            <text:p>1,864</text:p>
          </table:table-cell>
          <table:table-cell office:value-type="float" office:value="828" table:style-name="ce53">
            <text:p>828</text:p>
          </table:table-cell>
          <table:table-cell office:value-type="float" office:value="742.54" table:style-name="ce54">
            <text:p>743</text:p>
          </table:table-cell>
          <table:table-cell office:value-type="float" office:value="484" table:style-name="ce73">
            <text:p>484</text:p>
          </table:table-cell>
          <table:table-cell office:value-type="float" office:value="473.68" table:style-name="ce75">
            <text:p>474</text:p>
          </table:table-cell>
          <table:table-cell office:value-type="float" office:value="123" table:style-name="ce78">
            <text:p>123</text:p>
          </table:table-cell>
          <table:table-cell office:value-type="float" office:value="122.24" table:style-name="ce104">
            <text:p>122</text:p>
          </table:table-cell>
          <table:table-cell office:value-type="float" office:value="12" table:style-name="ce106">
            <text:p>12</text:p>
          </table:table-cell>
          <table:table-cell office:value-type="float" office:value="11.9" table:style-name="ce132">
            <text:p>12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41">
            <text:p>0</text:p>
          </table:table-cell>
          <table:table-cell office:value-type="float" office:value="3609" table:content-validation-name="val3" table:style-name="ce147">
            <text:p>3,609</text:p>
          </table:table-cell>
          <table:table-cell office:value-type="float" office:value="3214.3399999999997" table:content-validation-name="val3" table:style-name="ce143">
            <text:p>3,214</text:p>
          </table:table-cell>
          <table:table-cell office:value-type="float" office:value="5" table:style-name="ce164">
            <text:p>5</text:p>
          </table:table-cell>
          <table:table-cell office:value-type="float" office:value="5" table:style-name="ce168">
            <text:p>5</text:p>
          </table:table-cell>
          <table:table-cell office:value-type="float" office:value="0" table:style-name="ce183">
            <text:p>0</text:p>
          </table:table-cell>
          <table:table-cell office:value-type="float" office:value="0" table:style-name="ce187">
            <text:p>0</text:p>
          </table:table-cell>
          <table:table-cell office:value-type="float" office:value="0" table:style-name="ce189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80">
            <text:p>0</text:p>
          </table:table-cell>
          <table:table-cell office:value-type="float" office:value="0" table:style-name="ce192">
            <text:p>0</text:p>
          </table:table-cell>
          <table:table-cell office:value-type="float" office:value="5" table:style-name="ce147">
            <text:p>5</text:p>
          </table:table-cell>
          <table:table-cell office:value-type="float" office:value="5" table:style-name="ce143">
            <text:p>5</text:p>
          </table:table-cell>
          <table:table-cell office:value-type="float" office:value="3614" table:content-validation-name="val3" table:style-name="ce198">
            <text:p>3,614</text:p>
          </table:table-cell>
          <table:table-cell office:value-type="float" office:value="3219.3399999999997" table:content-validation-name="val3" table:style-name="ce196">
            <text:p>3,219</text:p>
          </table:table-cell>
          <table:table-cell office:value-type="currency" office:value="6043000" table:content-validation-name="val2" table:style-name="ce9">
            <text:p>£6,043,000.00</text:p>
          </table:table-cell>
          <table:table-cell office:value-type="currency" office:value="100000" table:content-validation-name="val2" table:style-name="ce9">
            <text:p>£100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407000" table:content-validation-name="val2" table:style-name="ce9">
            <text:p>£407,000.00</text:p>
          </table:table-cell>
          <table:table-cell office:value-type="currency" office:value="1088000" table:content-validation-name="val2" table:style-name="ce9">
            <text:p>£1,088,000.00</text:p>
          </table:table-cell>
          <table:table-cell office:value-type="currency" office:value="438000" table:content-validation-name="val2" table:style-name="ce9">
            <text:p>£438,000.00</text:p>
          </table:table-cell>
          <table:table-cell office:value-type="currency" office:value="8076000" table:style-name="ce10">
            <text:p>£8,076,000.00</text:p>
          </table:table-cell>
          <table:table-cell office:value-type="currency" office:value="70000" table:content-validation-name="val2" table:style-name="ce11">
            <text:p>£70,000.00</text:p>
          </table:table-cell>
          <table:table-cell office:value-type="currency" office:value="121000" table:content-validation-name="val2" table:style-name="ce11">
            <text:p>£121,000.00</text:p>
          </table:table-cell>
          <table:table-cell office:value-type="currency" office:value="191000" table:style-name="ce10">
            <text:p>£191,000.00</text:p>
          </table:table-cell>
          <table:table-cell office:value-type="currency" office:value="8267000" table:style-name="ce12">
            <text:p>£8,267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UK Border Agency</text:p>
          </table:table-cell>
          <table:table-cell office:value-type="string" table:style-name="ce26">
            <text:p>Executive Agency</text:p>
          </table:table-cell>
          <table:table-cell office:value-type="string" table:style-name="ce29">
            <text:p>Home Office</text:p>
          </table:table-cell>
          <table:table-cell office:value-type="float" office:value="3884" table:style-name="ce56">
            <text:p>3,884</text:p>
          </table:table-cell>
          <table:table-cell office:value-type="float" office:value="3497.31" table:style-name="ce58">
            <text:p>3,497</text:p>
          </table:table-cell>
          <table:table-cell office:value-type="float" office:value="3990" table:style-name="ce59">
            <text:p>3,990</text:p>
          </table:table-cell>
          <table:table-cell office:value-type="float" office:value="3776.53" table:style-name="ce94">
            <text:p>3,777</text:p>
          </table:table-cell>
          <table:table-cell office:value-type="float" office:value="2750" table:style-name="ce97">
            <text:p>2,750</text:p>
          </table:table-cell>
          <table:table-cell office:value-type="float" office:value="2640.88" table:style-name="ce98">
            <text:p>2,641</text:p>
          </table:table-cell>
          <table:table-cell office:value-type="float" office:value="453" table:style-name="ce100">
            <text:p>453</text:p>
          </table:table-cell>
          <table:table-cell office:value-type="float" office:value="443.03" table:style-name="ce102">
            <text:p>443</text:p>
          </table:table-cell>
          <table:table-cell office:value-type="float" office:value="40" table:style-name="ce107">
            <text:p>40</text:p>
          </table:table-cell>
          <table:table-cell office:value-type="float" office:value="39.76" table:style-name="ce133">
            <text:p>40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11117" table:content-validation-name="val3" table:style-name="ce147">
            <text:p>11,117</text:p>
          </table:table-cell>
          <table:table-cell office:value-type="float" office:value="10397.510000000002" table:content-validation-name="val3" table:style-name="ce143">
            <text:p>10,398</text:p>
          </table:table-cell>
          <table:table-cell office:value-type="float" office:value="1339" table:style-name="ce165">
            <text:p>1,339</text:p>
          </table:table-cell>
          <table:table-cell office:value-type="float" office:value="1289.69" table:style-name="ce167">
            <text:p>1,290</text:p>
          </table:table-cell>
          <table:table-cell office:value-type="float" office:value="0" table:style-name="ce182">
            <text:p>0</text:p>
          </table:table-cell>
          <table:table-cell office:value-type="float" office:value="0" table:style-name="ce186">
            <text:p>0</text:p>
          </table:table-cell>
          <table:table-cell office:value-type="float" office:value="0" table:style-name="ce190">
            <text:p>0</text:p>
          </table:table-cell>
          <table:table-cell office:value-type="float" office:value="0" table:style-name="ce175">
            <text:p>0</text:p>
          </table:table-cell>
          <table:table-cell office:value-type="float" office:value="0" table:style-name="ce181">
            <text:p>0</text:p>
          </table:table-cell>
          <table:table-cell office:value-type="float" office:value="0" table:style-name="ce191">
            <text:p>0</text:p>
          </table:table-cell>
          <table:table-cell office:value-type="float" office:value="1339" table:style-name="ce147">
            <text:p>1,339</text:p>
          </table:table-cell>
          <table:table-cell office:value-type="float" office:value="1289.69" table:style-name="ce143">
            <text:p>1,290</text:p>
          </table:table-cell>
          <table:table-cell office:value-type="float" office:value="12456" table:content-validation-name="val3" table:style-name="ce198">
            <text:p>12,456</text:p>
          </table:table-cell>
          <table:table-cell office:value-type="float" office:value="11687.200000000003" table:content-validation-name="val3" table:style-name="ce196">
            <text:p>11,687</text:p>
          </table:table-cell>
          <table:table-cell office:value-type="currency" office:value="23590000" table:content-validation-name="val2" table:style-name="ce9">
            <text:p>£23,590,000.00</text:p>
          </table:table-cell>
          <table:table-cell office:value-type="currency" office:value="2691000" table:content-validation-name="val2" table:style-name="ce9">
            <text:p>£2,691,000.00</text:p>
          </table:table-cell>
          <table:table-cell office:value-type="currency" office:value="18000" table:content-validation-name="val2" table:style-name="ce9">
            <text:p>£18,000.00</text:p>
          </table:table-cell>
          <table:table-cell office:value-type="currency" office:value="403000" table:content-validation-name="val2" table:style-name="ce9">
            <text:p>£403,000.00</text:p>
          </table:table-cell>
          <table:table-cell office:value-type="currency" office:value="4814000" table:content-validation-name="val2" table:style-name="ce9">
            <text:p>£4,814,000.00</text:p>
          </table:table-cell>
          <table:table-cell office:value-type="currency" office:value="1947000" table:content-validation-name="val2" table:style-name="ce9">
            <text:p>£1,947,000.00</text:p>
          </table:table-cell>
          <table:table-cell office:value-type="currency" office:value="33463000" table:style-name="ce10">
            <text:p>£33,463,000.00</text:p>
          </table:table-cell>
          <table:table-cell office:value-type="currency" office:value="1032000" table:content-validation-name="val2" table:style-name="ce11">
            <text:p>£1,032,000.00</text:p>
          </table:table-cell>
          <table:table-cell office:value-type="currency" office:value="7000" table:content-validation-name="val2" table:style-name="ce11">
            <text:p>£7,000.00</text:p>
          </table:table-cell>
          <table:table-cell office:value-type="currency" office:value="1039000" table:style-name="ce10">
            <text:p>£1,039,000.00</text:p>
          </table:table-cell>
          <table:table-cell office:value-type="currency" office:value="34502000" table:style-name="ce12">
            <text:p>£34,502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National Fraud Authority<text:s/></text:p>
          </table:table-cell>
          <table:table-cell office:value-type="string" table:style-name="ce33">
            <text:p>Executive Agency</text:p>
          </table:table-cell>
          <table:table-cell office:value-type="string" table:style-name="ce34">
            <text:p>Home Office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5" table:style-name="ce60">
            <text:p>5</text:p>
          </table:table-cell>
          <table:table-cell office:value-type="float" office:value="5" table:style-name="ce95">
            <text:p>5</text:p>
          </table:table-cell>
          <table:table-cell office:value-type="float" office:value="20" table:style-name="ce96">
            <text:p>20</text:p>
          </table:table-cell>
          <table:table-cell office:value-type="float" office:value="20" table:style-name="ce99">
            <text:p>20</text:p>
          </table:table-cell>
          <table:table-cell office:value-type="float" office:value="18" table:style-name="ce101">
            <text:p>18</text:p>
          </table:table-cell>
          <table:table-cell office:value-type="float" office:value="17.600000000000001" table:style-name="ce119">
            <text:p>18</text:p>
          </table:table-cell>
          <table:table-cell office:value-type="float" office:value="3" table:style-name="ce121">
            <text:p>3</text:p>
          </table:table-cell>
          <table:table-cell office:value-type="float" office:value="3" table:style-name="ce122">
            <text:p>3</text:p>
          </table:table-cell>
          <table:table-cell office:value-type="float" office:value="0" table:style-name="ce150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46" table:content-validation-name="val3" table:style-name="ce147">
            <text:p>46</text:p>
          </table:table-cell>
          <table:table-cell office:value-type="float" office:value="45.6" table:content-validation-name="val3" table:style-name="ce155">
            <text:p>46</text:p>
          </table:table-cell>
          <table:table-cell office:value-type="float" office:value="0" table:style-name="ce215">
            <text:p>0</text:p>
          </table:table-cell>
          <table:table-cell office:value-type="float" office:value="0" table:style-name="ce216">
            <text:p>0</text:p>
          </table:table-cell>
          <table:table-cell office:value-type="float" office:value="0" table:style-name="ce219">
            <text:p>0</text:p>
          </table:table-cell>
          <table:table-cell office:value-type="float" office:value="0" table:style-name="ce206">
            <text:p>0</text:p>
          </table:table-cell>
          <table:table-cell office:value-type="float" office:value="0" table:style-name="ce208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13">
            <text:p>0</text:p>
          </table:table-cell>
          <table:table-cell office:value-type="float" office:value="0" table:style-name="ce211">
            <text:p>0</text:p>
          </table:table-cell>
          <table:table-cell office:value-type="float" office:value="0" table:style-name="ce147">
            <text:p>0</text:p>
          </table:table-cell>
          <table:table-cell office:value-type="float" office:value="0" table:style-name="ce202">
            <text:p>0</text:p>
          </table:table-cell>
          <table:table-cell office:value-type="float" office:value="46" table:content-validation-name="val3" table:style-name="ce198">
            <text:p>46</text:p>
          </table:table-cell>
          <table:table-cell office:value-type="float" office:value="45.6" table:content-validation-name="val3" table:style-name="ce199">
            <text:p>46</text:p>
          </table:table-cell>
          <table:table-cell office:value-type="currency" office:value="178000" table:content-validation-name="val2" table:style-name="ce9">
            <text:p>£178,000.00</text:p>
          </table:table-cell>
          <table:table-cell office:value-type="currency" office:value="2000" table:content-validation-name="val2" table:style-name="ce9">
            <text:p>£2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8000" table:content-validation-name="val2" table:style-name="ce9">
            <text:p>£38,000.00</text:p>
          </table:table-cell>
          <table:table-cell office:value-type="currency" office:value="17000" table:content-validation-name="val2" table:style-name="ce9">
            <text:p>£17,000.00</text:p>
          </table:table-cell>
          <table:table-cell office:value-type="currency" office:value="235000" table:style-name="ce10">
            <text:p>£235,00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35000" table:style-name="ce12">
            <text:p>£235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285" table:style-name="ce40">
            <text:p>285</text:p>
          </table:table-cell>
          <table:table-cell office:value-type="float" office:value="256.29000000000002" table:style-name="ce42">
            <text:p>256</text:p>
          </table:table-cell>
          <table:table-cell office:value-type="float" office:value="185" table:style-name="ce62">
            <text:p>185</text:p>
          </table:table-cell>
          <table:table-cell office:value-type="float" office:value="175.36" table:style-name="ce64">
            <text:p>175</text:p>
          </table:table-cell>
          <table:table-cell office:value-type="float" office:value="258" table:style-name="ce80">
            <text:p>258</text:p>
          </table:table-cell>
          <table:table-cell office:value-type="float" office:value="248.21" table:style-name="ce82">
            <text:p>248</text:p>
          </table:table-cell>
          <table:table-cell office:value-type="float" office:value="33" table:style-name="ce86">
            <text:p>33</text:p>
          </table:table-cell>
          <table:table-cell office:value-type="float" office:value="31.2" table:style-name="ce118">
            <text:p>31</text:p>
          </table:table-cell>
          <table:table-cell office:value-type="float" office:value="4" table:style-name="ce120">
            <text:p>4</text:p>
          </table:table-cell>
          <table:table-cell office:value-type="float" office:value="4" table:style-name="ce123">
            <text:p>4</text:p>
          </table:table-cell>
          <table:table-cell office:value-type="float" office:value="8" table:style-name="ce151">
            <text:p>8</text:p>
          </table:table-cell>
          <table:table-cell office:value-type="float" office:value="8" table:style-name="ce152">
            <text:p>8</text:p>
          </table:table-cell>
          <table:table-cell office:value-type="float" office:value="773" table:content-validation-name="val3" table:style-name="ce147">
            <text:p>773</text:p>
          </table:table-cell>
          <table:table-cell office:value-type="float" office:value="723.06000000000006" table:content-validation-name="val3" table:style-name="ce154">
            <text:p>723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217">
            <text:p>0</text:p>
          </table:table-cell>
          <table:table-cell office:value-type="float" office:value="0" table:style-name="ce218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11" table:style-name="ce207">
            <text:p>11</text:p>
          </table:table-cell>
          <table:table-cell office:value-type="float" office:value="11" table:style-name="ce210">
            <text:p>11</text:p>
          </table:table-cell>
          <table:table-cell office:value-type="float" office:value="0" table:style-name="ce214">
            <text:p>0</text:p>
          </table:table-cell>
          <table:table-cell office:value-type="float" office:value="0" table:style-name="ce212">
            <text:p>0</text:p>
          </table:table-cell>
          <table:table-cell office:value-type="float" office:value="11" table:style-name="ce147">
            <text:p>11</text:p>
          </table:table-cell>
          <table:table-cell office:value-type="float" office:value="11" table:style-name="ce203">
            <text:p>11</text:p>
          </table:table-cell>
          <table:table-cell office:value-type="float" office:value="784" table:content-validation-name="val3" table:style-name="ce198">
            <text:p>784</text:p>
          </table:table-cell>
          <table:table-cell office:value-type="float" office:value="734.06000000000006" table:content-validation-name="val3" table:style-name="ce200">
            <text:p>734</text:p>
          </table:table-cell>
          <table:table-cell office:value-type="currency" office:value="1416239.3500000003" table:content-validation-name="val1" table:style-name="ce9">
            <text:p>£1,416,239.35</text:p>
          </table:table-cell>
          <table:table-cell office:value-type="currency" office:value="17987.060000000001" table:content-validation-name="val1" table:style-name="ce9">
            <text:p>£17,987.06</text:p>
          </table:table-cell>
          <table:table-cell office:value-type="currency" office:value="0" table:content-validation-name="val1" table:style-name="ce9">
            <text:p>£0.00</text:p>
          </table:table-cell>
          <table:table-cell office:value-type="currency" office:value="2380.6000000000004" table:content-validation-name="val1" table:style-name="ce9">
            <text:p>£2,380.60</text:p>
          </table:table-cell>
          <table:table-cell office:value-type="currency" office:value="261890.41999999995" table:content-validation-name="val1" table:style-name="ce9">
            <text:p>£261,890.42</text:p>
          </table:table-cell>
          <table:table-cell office:value-type="currency" office:value="97376.550000000032" table:content-validation-name="val1" table:style-name="ce9">
            <text:p>£97,376.55</text:p>
          </table:table-cell>
          <table:table-cell office:value-type="currency" office:value="1795873.9800000004" table:style-name="ce10">
            <text:p>£1,795,873.98</text:p>
          </table:table-cell>
          <table:table-cell office:value-type="currency" office:value="84791.2" table:content-validation-name="val1" table:style-name="ce11">
            <text:p>£84,791.2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84791.2" table:style-name="ce10">
            <text:p>£84,791.20</text:p>
          </table:table-cell>
          <table:table-cell office:value-type="currency" office:value="1880665.1800000004" table:style-name="ce12">
            <text:p>£1,880,665.18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30" table:style-name="ce39">
            <text:p>30</text:p>
          </table:table-cell>
          <table:table-cell office:value-type="float" office:value="28.84" table:style-name="ce43">
            <text:p>29</text:p>
          </table:table-cell>
          <table:table-cell office:value-type="float" office:value="44" table:style-name="ce61">
            <text:p>44</text:p>
          </table:table-cell>
          <table:table-cell office:value-type="float" office:value="43.61" table:style-name="ce65">
            <text:p>44</text:p>
          </table:table-cell>
          <table:table-cell office:value-type="float" office:value="279" table:style-name="ce84">
            <text:p>279</text:p>
          </table:table-cell>
          <table:table-cell office:value-type="float" office:value="272.39999999999998" table:style-name="ce81">
            <text:p>272</text:p>
          </table:table-cell>
          <table:table-cell office:value-type="float" office:value="30" table:style-name="ce87">
            <text:p>30</text:p>
          </table:table-cell>
          <table:table-cell office:value-type="float" office:value="29.720000000000002" table:style-name="ce116">
            <text:p>30</text:p>
          </table:table-cell>
          <table:table-cell office:value-type="float" office:value="8" table:style-name="ce117">
            <text:p>8</text:p>
          </table:table-cell>
          <table:table-cell office:value-type="float" office:value="8" table:style-name="ce130">
            <text:p>8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9">
            <text:p>0</text:p>
          </table:table-cell>
          <table:table-cell office:value-type="float" office:value="391" table:content-validation-name="val3" table:style-name="ce147">
            <text:p>391</text:p>
          </table:table-cell>
          <table:table-cell office:value-type="float" office:value="382.57" table:content-validation-name="val3" table:style-name="ce162">
            <text:p>383</text:p>
          </table:table-cell>
          <table:table-cell office:value-type="float" office:value="16" table:style-name="ce237">
            <text:p>16</text:p>
          </table:table-cell>
          <table:table-cell office:value-type="float" office:value="16" table:style-name="ce239">
            <text:p>16</text:p>
          </table:table-cell>
          <table:table-cell office:value-type="float" office:value="0" table:style-name="ce240">
            <text:p>0</text:p>
          </table:table-cell>
          <table:table-cell office:value-type="float" office:value="0" table:style-name="ce226">
            <text:p>0</text:p>
          </table:table-cell>
          <table:table-cell office:value-type="float" office:value="4" table:style-name="ce231">
            <text:p>4</text:p>
          </table:table-cell>
          <table:table-cell office:value-type="float" office:value="3.4" table:style-name="ce230">
            <text:p>3</text:p>
          </table:table-cell>
          <table:table-cell office:value-type="float" office:value="0" table:style-name="ce235">
            <text:p>0</text:p>
          </table:table-cell>
          <table:table-cell office:value-type="float" office:value="0" table:style-name="ce233">
            <text:p>0</text:p>
          </table:table-cell>
          <table:table-cell office:value-type="float" office:value="20" table:style-name="ce147">
            <text:p>20</text:p>
          </table:table-cell>
          <table:table-cell office:value-type="float" office:value="19.399999999999999" table:style-name="ce204">
            <text:p>19</text:p>
          </table:table-cell>
          <table:table-cell office:value-type="float" office:value="411" table:content-validation-name="val3" table:style-name="ce198">
            <text:p>411</text:p>
          </table:table-cell>
          <table:table-cell office:value-type="float" office:value="401.96999999999997" table:content-validation-name="val3" table:style-name="ce201">
            <text:p>402</text:p>
          </table:table-cell>
          <table:table-cell office:value-type="currency" office:value="1075132.4080051281" table:content-validation-name="val2" table:style-name="ce9">
            <text:p>£1,075,132.41</text:p>
          </table:table-cell>
          <table:table-cell office:value-type="currency" office:value="71554.888399999996" table:content-validation-name="val2" table:style-name="ce9">
            <text:p>£71,554.89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15315" table:content-validation-name="val2" table:style-name="ce9">
            <text:p>£15,315.00</text:p>
          </table:table-cell>
          <table:table-cell office:value-type="currency" office:value="238071.87372307695" table:content-validation-name="val2" table:style-name="ce9">
            <text:p>£238,071.87</text:p>
          </table:table-cell>
          <table:table-cell office:value-type="currency" office:value="109104.36933846153" table:content-validation-name="val2" table:style-name="ce9">
            <text:p>£109,104.37</text:p>
          </table:table-cell>
          <table:table-cell office:value-type="currency" office:value="1509178.5394666665" table:style-name="ce10">
            <text:p>£1,509,178.54</text:p>
          </table:table-cell>
          <table:table-cell office:value-type="currency" office:value="107469" table:content-validation-name="val2" table:style-name="ce11">
            <text:p>£107,469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107469" table:style-name="ce10">
            <text:p>£107,469.00</text:p>
          </table:table-cell>
          <table:table-cell office:value-type="currency" office:value="1616647.5394666665" table:style-name="ce12">
            <text:p>£1,616,647.54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National Policing Improvement Agency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6">
            <text:p>2</text:p>
          </table:table-cell>
          <table:table-cell office:value-type="float" office:value="13" table:style-name="ce79">
            <text:p>13</text:p>
          </table:table-cell>
          <table:table-cell office:value-type="float" office:value="12.33" table:style-name="ce83">
            <text:p>12</text:p>
          </table:table-cell>
          <table:table-cell office:value-type="float" office:value="8" table:style-name="ce85">
            <text:p>8</text:p>
          </table:table-cell>
          <table:table-cell office:value-type="float" office:value="7.07" table:style-name="ce115">
            <text:p>7</text:p>
          </table:table-cell>
          <table:table-cell office:value-type="float" office:value="1" table:style-name="ce114">
            <text:p>1</text:p>
          </table:table-cell>
          <table:table-cell office:value-type="float" office:value="1" table:style-name="ce131">
            <text:p>1</text:p>
          </table:table-cell>
          <table:table-cell office:value-type="float" office:value="0" table:style-name="ce157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24" table:content-validation-name="val3" table:style-name="ce147">
            <text:p>24</text:p>
          </table:table-cell>
          <table:table-cell office:value-type="float" office:value="22.4" table:content-validation-name="val3" table:style-name="ce161">
            <text:p>22</text:p>
          </table:table-cell>
          <table:table-cell office:value-type="float" office:value="0" table:style-name="ce236">
            <text:p>0</text:p>
          </table:table-cell>
          <table:table-cell office:value-type="float" office:value="0" table:style-name="ce238">
            <text:p>0</text:p>
          </table:table-cell>
          <table:table-cell office:value-type="float" office:value="0" table:style-name="ce241">
            <text:p>0</text:p>
          </table:table-cell>
          <table:table-cell office:value-type="float" office:value="0" table:style-name="ce227">
            <text:p>0</text:p>
          </table:table-cell>
          <table:table-cell office:value-type="float" office:value="0" table:style-name="ce228">
            <text:p>0</text:p>
          </table:table-cell>
          <table:table-cell office:value-type="float" office:value="0" table:style-name="ce229">
            <text:p>0</text:p>
          </table:table-cell>
          <table:table-cell office:value-type="float" office:value="0" table:style-name="ce234">
            <text:p>0</text:p>
          </table:table-cell>
          <table:table-cell office:value-type="float" office:value="0" table:style-name="ce232">
            <text:p>0</text:p>
          </table:table-cell>
          <table:table-cell office:value-type="float" office:value="0" table:style-name="ce147">
            <text:p>0</text:p>
          </table:table-cell>
          <table:table-cell office:value-type="float" office:value="0" table:style-name="ce221">
            <text:p>0</text:p>
          </table:table-cell>
          <table:table-cell office:value-type="float" office:value="24" table:content-validation-name="val3" table:style-name="ce198">
            <text:p>24</text:p>
          </table:table-cell>
          <table:table-cell office:value-type="float" office:value="22.4" table:content-validation-name="val3" table:style-name="ce220">
            <text:p>22</text:p>
          </table:table-cell>
          <table:table-cell office:value-type="currency" office:value="83772.34" table:content-validation-name="val2" table:style-name="ce9">
            <text:p>£83,772.34</text:p>
          </table:table-cell>
          <table:table-cell office:value-type="currency" office:value="15142.75" table:content-validation-name="val2" table:style-name="ce9">
            <text:p>£15,142.75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17541.88" table:content-validation-name="val2" table:style-name="ce9">
            <text:p>£17,541.88</text:p>
          </table:table-cell>
          <table:table-cell office:value-type="currency" office:value="25497.53" table:content-validation-name="val2" table:style-name="ce9">
            <text:p>£25,497.53</text:p>
          </table:table-cell>
          <table:table-cell office:value-type="currency" office:value="141954.5" table:style-name="ce10">
            <text:p>£141,954.5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141954.5" table:style-name="ce12">
            <text:p>£141,954.5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13" table:style-name="ce30">
            <text:p>13</text:p>
          </table:table-cell>
          <table:table-cell office:value-type="float" office:value="11.5" table:style-name="ce46">
            <text:p>12</text:p>
          </table:table-cell>
          <table:table-cell office:value-type="float" office:value="8" table:style-name="ce50">
            <text:p>8</text:p>
          </table:table-cell>
          <table:table-cell office:value-type="float" office:value="8" table:style-name="ce69">
            <text:p>8</text:p>
          </table:table-cell>
          <table:table-cell office:value-type="float" office:value="37" table:style-name="ce72">
            <text:p>37</text:p>
          </table:table-cell>
          <table:table-cell office:value-type="float" office:value="36.5" table:style-name="ce89">
            <text:p>37</text:p>
          </table:table-cell>
          <table:table-cell office:value-type="float" office:value="2" table:style-name="ce92">
            <text:p>2</text:p>
          </table:table-cell>
          <table:table-cell office:value-type="float" office:value="1.8" table:style-name="ce110">
            <text:p>2</text:p>
          </table:table-cell>
          <table:table-cell office:value-type="float" office:value="1" table:style-name="ce113">
            <text:p>1</text:p>
          </table:table-cell>
          <table:table-cell office:value-type="float" office:value="0.6" table:style-name="ce125">
            <text:p>1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44">
            <text:p>0</text:p>
          </table:table-cell>
          <table:table-cell office:value-type="float" office:value="61" table:content-validation-name="val3" table:style-name="ce147">
            <text:p>61</text:p>
          </table:table-cell>
          <table:table-cell office:value-type="float" office:value="58.4" table:content-validation-name="val3" table:style-name="ce149">
            <text:p>5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72">
            <text:p>0</text:p>
          </table:table-cell>
          <table:table-cell office:value-type="float" office:value="0" table:style-name="ce243">
            <text:p>0</text:p>
          </table:table-cell>
          <table:table-cell office:value-type="float" office:value="0" table:style-name="ce247">
            <text:p>0</text:p>
          </table:table-cell>
          <table:table-cell office:value-type="float" office:value="0" table:style-name="ce255">
            <text:p>0</text:p>
          </table:table-cell>
          <table:table-cell office:value-type="float" office:value="0" table:style-name="ce259">
            <text:p>0</text:p>
          </table:table-cell>
          <table:table-cell office:value-type="float" office:value="0" table:style-name="ce248">
            <text:p>0</text:p>
          </table:table-cell>
          <table:table-cell office:value-type="float" office:value="0" table:style-name="ce252">
            <text:p>0</text:p>
          </table:table-cell>
          <table:table-cell office:value-type="float" office:value="0" table:style-name="ce147">
            <text:p>0</text:p>
          </table:table-cell>
          <table:table-cell office:value-type="float" office:value="0" table:style-name="ce223">
            <text:p>0</text:p>
          </table:table-cell>
          <table:table-cell office:value-type="float" office:value="61" table:content-validation-name="val3" table:style-name="ce198">
            <text:p>61</text:p>
          </table:table-cell>
          <table:table-cell office:value-type="float" office:value="58.4" table:content-validation-name="val3" table:style-name="ce222">
            <text:p>58</text:p>
          </table:table-cell>
          <table:table-cell office:value-type="currency" office:value="165573" table:content-validation-name="val2" table:style-name="ce9">
            <text:p>£165,573.00</text:p>
          </table:table-cell>
          <table:table-cell office:value-type="currency" office:value="243" table:content-validation-name="val2" table:style-name="ce9">
            <text:p>£243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9574" table:content-validation-name="val2" table:style-name="ce9">
            <text:p>£29,574.00</text:p>
          </table:table-cell>
          <table:table-cell office:value-type="currency" office:value="13484" table:content-validation-name="val2" table:style-name="ce9">
            <text:p>£13,484.00</text:p>
          </table:table-cell>
          <table:table-cell office:value-type="currency" office:value="208874" table:style-name="ce10">
            <text:p>£208,874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08874" table:style-name="ce12">
            <text:p>£208,874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4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30" table:style-name="ce31">
            <text:p>30</text:p>
          </table:table-cell>
          <table:table-cell office:value-type="float" office:value="29.35" table:style-name="ce45">
            <text:p>29</text:p>
          </table:table-cell>
          <table:table-cell office:value-type="float" office:value="18" table:style-name="ce48">
            <text:p>18</text:p>
          </table:table-cell>
          <table:table-cell office:value-type="float" office:value="18" table:style-name="ce68">
            <text:p>18</text:p>
          </table:table-cell>
          <table:table-cell office:value-type="float" office:value="92" table:style-name="ce70">
            <text:p>92</text:p>
          </table:table-cell>
          <table:table-cell office:value-type="float" office:value="92" table:style-name="ce88">
            <text:p>92</text:p>
          </table:table-cell>
          <table:table-cell office:value-type="float" office:value="10" table:style-name="ce91">
            <text:p>10</text:p>
          </table:table-cell>
          <table:table-cell office:value-type="float" office:value="10" table:style-name="ce109">
            <text:p>10</text:p>
          </table:table-cell>
          <table:table-cell office:value-type="float" office:value="4" table:style-name="ce111">
            <text:p>4</text:p>
          </table:table-cell>
          <table:table-cell office:value-type="float" office:value="4" table:style-name="ce124">
            <text:p>4</text:p>
          </table:table-cell>
          <table:table-cell office:value-type="float" office:value="5" table:style-name="ce127">
            <text:p>5</text:p>
          </table:table-cell>
          <table:table-cell office:value-type="float" office:value="5" table:style-name="ce145">
            <text:p>5</text:p>
          </table:table-cell>
          <table:table-cell office:value-type="float" office:value="159" table:content-validation-name="val3" table:style-name="ce147">
            <text:p>159</text:p>
          </table:table-cell>
          <table:table-cell office:value-type="float" office:value="158.35" table:content-validation-name="val3" table:style-name="ce146">
            <text:p>158</text:p>
          </table:table-cell>
          <table:table-cell office:value-type="float" office:value="10" table:style-name="ce171">
            <text:p>10</text:p>
          </table:table-cell>
          <table:table-cell office:value-type="float" office:value="10" table:style-name="ce173">
            <text:p>10</text:p>
          </table:table-cell>
          <table:table-cell office:value-type="float" office:value="23" table:style-name="ce242">
            <text:p>23</text:p>
          </table:table-cell>
          <table:table-cell office:value-type="float" office:value="22.6" table:style-name="ce246">
            <text:p>23</text:p>
          </table:table-cell>
          <table:table-cell office:value-type="float" office:value="0" table:style-name="ce256">
            <text:p>0</text:p>
          </table:table-cell>
          <table:table-cell office:value-type="float" office:value="0" table:style-name="ce258">
            <text:p>0</text:p>
          </table:table-cell>
          <table:table-cell office:value-type="float" office:value="0" table:style-name="ce249">
            <text:p>0</text:p>
          </table:table-cell>
          <table:table-cell office:value-type="float" office:value="0" table:style-name="ce250">
            <text:p>0</text:p>
          </table:table-cell>
          <table:table-cell office:value-type="float" office:value="33" table:style-name="ce147">
            <text:p>33</text:p>
          </table:table-cell>
          <table:table-cell office:value-type="float" office:value="32.6" table:style-name="ce225">
            <text:p>33</text:p>
          </table:table-cell>
          <table:table-cell office:value-type="float" office:value="192" table:content-validation-name="val3" table:style-name="ce198">
            <text:p>192</text:p>
          </table:table-cell>
          <table:table-cell office:value-type="float" office:value="190.95" table:content-validation-name="val3" table:style-name="ce224">
            <text:p>191</text:p>
          </table:table-cell>
          <table:table-cell office:value-type="currency" office:value="429034.17" table:content-validation-name="val1" table:style-name="ce9">
            <text:p>£429,034.17</text:p>
          </table:table-cell>
          <table:table-cell office:value-type="currency" office:value="40160.42" table:content-validation-name="val1" table:style-name="ce9">
            <text:p>£40,160.42</text:p>
          </table:table-cell>
          <table:table-cell office:value-type="currency" office:value="0" table:content-validation-name="val1" table:style-name="ce9">
            <text:p>£0.00</text:p>
          </table:table-cell>
          <table:table-cell office:value-type="currency" office:value="1357.2" table:content-validation-name="val1" table:style-name="ce9">
            <text:p>£1,357.20</text:p>
          </table:table-cell>
          <table:table-cell office:value-type="currency" office:value="85952.13" table:content-validation-name="val1" table:style-name="ce9">
            <text:p>£85,952.13</text:p>
          </table:table-cell>
          <table:table-cell office:value-type="currency" office:value="38974.18" table:content-validation-name="val1" table:style-name="ce9">
            <text:p>£38,974.18</text:p>
          </table:table-cell>
          <table:table-cell office:value-type="currency" office:value="595478.1" table:style-name="ce10">
            <text:p>£595,478.10</text:p>
          </table:table-cell>
          <table:table-cell office:value-type="currency" office:value="255518.44" table:content-validation-name="val1" table:style-name="ce11">
            <text:p>£255,518.44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255518.44" table:style-name="ce10">
            <text:p>£255,518.44</text:p>
          </table:table-cell>
          <table:table-cell office:value-type="currency" office:value="850996.54" table:style-name="ce12">
            <text:p>£850,996.54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rious Organised Crime Agency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316" table:style-name="ce32">
            <text:p>316</text:p>
          </table:table-cell>
          <table:table-cell office:value-type="float" office:value="298.3" table:style-name="ce47">
            <text:p>298</text:p>
          </table:table-cell>
          <table:table-cell office:value-type="float" office:value="1553" table:style-name="ce49">
            <text:p>1,553</text:p>
          </table:table-cell>
          <table:table-cell office:value-type="float" office:value="1511.8" table:style-name="ce67">
            <text:p>1,512</text:p>
          </table:table-cell>
          <table:table-cell office:value-type="float" office:value="1726" table:style-name="ce71">
            <text:p>1,726</text:p>
          </table:table-cell>
          <table:table-cell office:value-type="float" office:value="1690.4" table:style-name="ce90">
            <text:p>1,690</text:p>
          </table:table-cell>
          <table:table-cell office:value-type="float" office:value="280" table:style-name="ce93">
            <text:p>280</text:p>
          </table:table-cell>
          <table:table-cell office:value-type="float" office:value="277.3" table:style-name="ce108">
            <text:p>277</text:p>
          </table:table-cell>
          <table:table-cell office:value-type="float" office:value="27" table:style-name="ce112">
            <text:p>27</text:p>
          </table:table-cell>
          <table:table-cell office:value-type="float" office:value="26.6" table:style-name="ce126">
            <text:p>27</text:p>
          </table:table-cell>
          <table:table-cell office:value-type="float" office:value="7" table:style-name="ce129">
            <text:p>7</text:p>
          </table:table-cell>
          <table:table-cell office:value-type="float" office:value="3.6" table:style-name="ce148">
            <text:p>4</text:p>
          </table:table-cell>
          <table:table-cell office:value-type="float" office:value="3909" table:content-validation-name="val3" table:style-name="ce14">
            <text:p>3,909</text:p>
          </table:table-cell>
          <table:table-cell office:value-type="float" office:value="3808" table:content-validation-name="val3" table:style-name="ce14">
            <text:p>3,808</text:p>
          </table:table-cell>
          <table:table-cell office:value-type="float" office:value="19" table:style-name="ce170">
            <text:p>19</text:p>
          </table:table-cell>
          <table:table-cell office:value-type="float" office:value="19" table:style-name="ce174">
            <text:p>19</text:p>
          </table:table-cell>
          <table:table-cell office:value-type="float" office:value="75" table:style-name="ce244">
            <text:p>75</text:p>
          </table:table-cell>
          <table:table-cell office:value-type="float" office:value="74" table:style-name="ce245">
            <text:p>74</text:p>
          </table:table-cell>
          <table:table-cell office:value-type="float" office:value="9" table:style-name="ce254">
            <text:p>9</text:p>
          </table:table-cell>
          <table:table-cell office:value-type="float" office:value="9" table:style-name="ce257">
            <text:p>9</text:p>
          </table:table-cell>
          <table:table-cell office:value-type="float" office:value="0" table:style-name="ce253">
            <text:p>0</text:p>
          </table:table-cell>
          <table:table-cell office:value-type="float" office:value="0" table:style-name="ce251">
            <text:p>0</text:p>
          </table:table-cell>
          <table:table-cell office:value-type="float" office:value="103" table:style-name="ce14">
            <text:p>103</text:p>
          </table:table-cell>
          <table:table-cell office:value-type="float" office:value="102" table:style-name="ce14">
            <text:p>102</text:p>
          </table:table-cell>
          <table:table-cell office:value-type="float" office:value="4012" table:content-validation-name="val3" table:style-name="ce15">
            <text:p>4,012</text:p>
          </table:table-cell>
          <table:table-cell office:value-type="float" office:value="3910" table:content-validation-name="val3" table:style-name="ce15">
            <text:p>3,910</text:p>
          </table:table-cell>
          <table:table-cell office:value-type="currency" office:value="11283525" table:content-validation-name="val2" table:style-name="ce9">
            <text:p>£11,283,525.00</text:p>
          </table:table-cell>
          <table:table-cell office:value-type="currency" office:value="1047842" table:content-validation-name="val2" table:style-name="ce9">
            <text:p>£1,047,842.00</text:p>
          </table:table-cell>
          <table:table-cell office:value-type="currency" office:value="24787" table:content-validation-name="val2" table:style-name="ce9">
            <text:p>£24,787.00</text:p>
          </table:table-cell>
          <table:table-cell office:value-type="currency" office:value="842747" table:content-validation-name="val2" table:style-name="ce9">
            <text:p>£842,747.00</text:p>
          </table:table-cell>
          <table:table-cell office:value-type="currency" office:value="2349666" table:content-validation-name="val2" table:style-name="ce9">
            <text:p>£2,349,666.00</text:p>
          </table:table-cell>
          <table:table-cell office:value-type="currency" office:value="1006528" table:content-validation-name="val2" table:style-name="ce9">
            <text:p>£1,006,528.00</text:p>
          </table:table-cell>
          <table:table-cell office:value-type="currency" office:value="16555095" table:style-name="ce10">
            <text:p>£16,555,095.00</text:p>
          </table:table-cell>
          <table:table-cell office:value-type="currency" office:value="593957" table:content-validation-name="val2" table:style-name="ce11">
            <text:p>£593,957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593957" table:style-name="ce10">
            <text:p>£593,957.00</text:p>
          </table:table-cell>
          <table:table-cell office:value-type="currency" office:value="17149052" table:style-name="ce12">
            <text:p>£17,149,052.00</text:p>
          </table:table-cell>
          <table:table-cell table:content-validation-name="val3" table:style-name="ce13"/>
          <table:table-cell table:number-columns-repeated="16343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Julian Greig</dc:creator>
    <meta:creation-date>2012-07-18T14:50:11Z</meta:creation-date>
    <dc:date>2013-06-05T08:34:40Z</dc:date>
  </office:meta>
</office:document-meta>
</file>